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F Atarian System Extended" svg:font-family="'SF Atarian System Extend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Predeterminado_5f_7">
      <style:graphic-properties draw:stroke="none" svg:stroke-color="#000000" draw:fill="none" draw:fill-color="#ffffff" draw:textarea-horizontal-align="left" draw:auto-grow-height="true" draw:auto-grow-width="true" fo:min-height="0.628cm" fo:min-width="2.398cm"/>
      <style:paragraph-properties style:writing-mode="lr-tb"/>
    </style:style>
    <style:style style:name="gr2" style:family="graphic" style:parent-style-name="Predeterminado_5f_7">
      <style:graphic-properties draw:stroke="none" svg:stroke-color="#000000" draw:fill="none" draw:fill-color="#ffffff" draw:textarea-horizontal-align="left" draw:auto-grow-height="true" draw:auto-grow-width="true" fo:min-height="17.782cm" fo:min-width="25.403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_5f_-notes">
      <style:graphic-properties draw:fill-color="#ffffff" fo:min-height="12.572cm"/>
      <style:paragraph-properties style:writing-mode="lr-tb"/>
    </style:style>
    <style:style style:name="P1" style:family="paragraph">
      <style:text-properties fo:font-size="19.5pt"/>
    </style:style>
    <style:style style:name="P2" style:family="paragraph">
      <loext:graphic-properties draw:fill="none" draw:fill-color="#ffffff"/>
      <style:paragraph-properties style:writing-mode="lr-tb"/>
      <style:text-properties style:font-name="SF Atarian System Extended" fo:font-size="19.5pt" style:font-size-asian="26pt" style:font-size-complex="26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style:font-name="SF Atarian System Extended"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font-size="24.7999992370605pt"/>
    </style:style>
    <style:style style:name="T1" style:family="text">
      <style:text-properties style:font-name="SF Atarian System Extended" fo:font-size="26pt" style:font-size-asian="26pt" style:font-size-complex="26pt"/>
    </style:style>
    <style:style style:name="T2" style:family="text">
      <style:text-properties style:font-name="SF Atarian System Extended" fo:font-size="16pt" style:font-size-asian="16pt" style:font-size-complex="16pt"/>
    </style:style>
    <style:style style:name="T3" style:family="text">
      <style:text-properties style:font-name="SF Atarian System Extended"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SF Atarian System Extended" fo:font-size="16pt" fo:text-shadow="none" style:text-underline-style="none" fo:font-weight="normal" style:letter-kerning="true" style:font-name-asian="Arial Unicode MS" style:font-size-asian="16pt" style:font-weight-asian="normal" style:font-name-complex="Arial Unicode MS" style:font-size-complex="16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SF Atarian System Extended" fo:font-size="16pt" fo:font-style="italic" fo:text-shadow="none" style:text-underline-style="none" fo:font-weight="normal" style:letter-kerning="true" style:font-name-asian="Arial Unicode MS" style:font-size-asian="16pt" style:font-style-asian="italic" style:font-weight-asian="normal" style:font-name-complex="Arial Unicode MS" style:font-size-complex="1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SF Atarian System Extended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F Atarian System Extended"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>
        <office:forms form:automatic-focus="false" form:apply-design-mode="false"/>
        <draw:frame draw:style-name="gr1" draw:text-style-name="P2" draw:layer="layout" svg:width="3.101cm" svg:height="1.17cm" svg:x="10.502cm" svg:y="0.23cm">
          <draw:text-box>
            <text:p text:style-name="P1"><text:span text:style-name="T1">Reto 1</text:span></text:p>
          </draw:text-box>
        </draw:frame>
        <draw:frame draw:style-name="gr2" draw:text-style-name="P5" draw:layer="layout" svg:width="25.903cm" svg:height="18.032cm" svg:x="0.508cm" svg:y="1.2cm">
          <draw:text-box>
            <text:p text:style-name="P3"><text:span text:style-name="T2">Para el conjunto de datos de ciudades con más de 10000 habitantes,</text:span></text:p>
            <text:p text:style-name="P3"><text:span text:style-name="T2">Realizar lo siguiente:</text:span></text:p>
            <text:p text:style-name="P3"><text:span text:style-name="T2"/></text:p>
            <text:p text:style-name="P3"><text:span text:style-name="T2">1. Para cada ciudad </text:span><text:span text:style-name="T3">v</text:span><text:span text:style-name="T2"> encontrar la distancia esperada al resto de</text:span></text:p>
            <text:p text:style-name="P3"><text:span text:style-name="T2">Las ciudades, E(</text:span><text:span text:style-name="T3">v</text:span><text:span text:style-name="T2">).</text:span></text:p>
            <text:p text:style-name="P3"><text:span text:style-name="T2"/></text:p>
            <text:p text:style-name="P4"><text:span text:style-name="T2">2. Para cada ciudad </text:span><text:span text:style-name="T3">v</text:span><text:span text:style-name="T2"> encontrar la distancia mínima (excluida </text:span><text:span text:style-name="T3">v</text:span><text:span text:style-name="T2">), m(</text:span><text:span text:style-name="T3">v</text:span><text:span text:style-name="T2">) (la </text:span></text:p>
            <text:p text:style-name="P4"><text:span text:style-name="T2">distancia a la ciudad maś cercana).</text:span></text:p>
            <text:p text:style-name="P4"><text:span text:style-name="T2"/></text:p>
            <text:p text:style-name="P4"><text:span text:style-name="T4">3. Para cada ciudad </text:span><text:span text:style-name="T5">v</text:span><text:span text:style-name="T4"> encontrar la distancia máxima, M(</text:span><text:span text:style-name="T5">v</text:span><text:span text:style-name="T6">) </text:span><text:span text:style-name="T2">(la <text:s/>distancia a la</text:span></text:p>
            <text:p text:style-name="P4"><text:span text:style-name="T2">ciudad maś lejana).</text:span></text:p>
            <text:p text:style-name="P4"><text:span text:style-name="T2"/></text:p>
            <text:p text:style-name="P4"><text:span text:style-name="T6">4. Graficar {</text:span><text:span text:style-name="T4">E(</text:span><text:span text:style-name="T5">v</text:span><text:span text:style-name="T6">), </text:span><text:span text:style-name="T2">m(</text:span><text:span text:style-name="T3">v</text:span><text:span text:style-name="T2">)}.</text:span></text:p>
            <text:p text:style-name="P4"><text:span text:style-name="T2"/></text:p>
            <text:p text:style-name="P4"><text:span text:style-name="T6">5. Graficar {</text:span><text:span text:style-name="T4">E(</text:span><text:span text:style-name="T5">v</text:span><text:span text:style-name="T6">), M</text:span><text:span text:style-name="T2">(</text:span><text:span text:style-name="T3">v</text:span><text:span text:style-name="T2">)}.</text:span></text:p>
            <text:p text:style-name="P4"><text:span text:style-name="T2"/></text:p>
            <text:p text:style-name="P4"><text:span text:style-name="T6">6. Graficar [</text:span><text:span text:style-name="T4">m(</text:span><text:span text:style-name="T5">v</text:span><text:span text:style-name="T6">), M</text:span><text:span text:style-name="T2">(</text:span><text:span text:style-name="T3">v</text:span><text:span text:style-name="T2">)].</text:span></text:p>
            <text:p text:style-name="P4"><text:span text:style-name="T2"/></text:p>
            <text:p text:style-name="P4"><text:span text:style-name="T2">7. Sea k1st(</text:span><text:span text:style-name="T3">v</text:span><text:span text:style-name="T2">) la ciudad más cercana a </text:span><text:span text:style-name="T3">v</text:span><text:span text:style-name="T2">. Sea Lk1st la lista formada</text:span></text:p>
            <text:p text:style-name="P4"><text:span text:style-name="T2">por k1st(</text:span><text:span text:style-name="T3">v</text:span><text:span text:style-name="T2">), para toda v en el conjunto. ¿Cuál es la ciudad más</text:span></text:p>
            <text:p text:style-name="P4"><text:span text:style-name="T2">frecuente en Lk1st?</text:span></text:p>
            <text:p text:style-name="P4"><text:span text:style-name="T2"/></text:p>
            <text:p text:style-name="P4"><text:span text:style-name="T4">8. Sea k2nd(</text:span><text:span text:style-name="T5">v</text:span><text:span text:style-name="T4">) la segunda ciudad más cercana a </text:span><text:span text:style-name="T5">v</text:span><text:span text:style-name="T6">, con distancia m2(</text:span><text:span text:style-name="T5">v</text:span><text:span text:style-name="T6">). </text:span><text:span text:style-name="T2">Sea Lk2nd</text:span></text:p>
            <text:p text:style-name="P4"><text:span text:style-name="T2">la lista formada por k2nd(</text:span><text:span text:style-name="T3">v</text:span><text:span text:style-name="T2">), para toda v en el conjunto. ¿Cuál es la ciudad más</text:span></text:p>
            <text:p text:style-name="P4"><text:span text:style-name="T7">frecuente</text:span><text:span text:style-name="T2"> en Lk2nd?</text:span></text:p>
            <text:p text:style-name="P4"><text:span text:style-name="T2"/></text:p>
            <text:p text:style-name="P4"><text:span text:style-name="T2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5.265cm" svg:height="10.476cm" svg:x="3.16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F Atarian System Extended" svg:font-family="'SF Atarian System Extend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_5f_7" style:display-name="Predeterminado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7" style:display-name="Predeterminado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63cm" svg:x="1.4cm" svg:y="0.627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úmero&gt;</text:page-number></text:span></text:p>
        </draw:text-box>
      </draw:frame>
      <presentation:notes style:page-layout-name="PM0">
        <draw:page-thumbnail presentation:style-name="Default_5f_-title" draw:layer="backgroundobjects" svg:width="15.265cm" svg:height="10.476cm" svg:x="3.16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3:30.497044579</meta:creation-date>
    <dc:date>2023-06-26T12:03:53.374860650</dc:date>
    <meta:editing-duration>PT23S</meta:editing-duration>
    <meta:editing-cycles>1</meta:editing-cycles>
    <meta:document-statistic meta:object-count="36"/>
    <meta:generator>LibreOffice/6.4.6.2$Linux_X86_64 LibreOffice_project/40$Build-2</meta:generator>
  </office:meta>
</office:document-meta>
</file>